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fo:letter-spacing="normal" fo:background-color="#ffffff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5pt" fo:letter-spacing="normal" fo:font-style="normal" fo:font-weight="normal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5pt" fo:letter-spacing="normal" fo:font-style="normal" fo:font-weight="normal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5pt" fo:letter-spacing="normal" fo:font-style="normal" fo:font-weight="normal" fo:background-color="#ffffff" loext:padding="0cm" loext:border="none"/>
    </style:style>
    <style:style style:name="P8" style:family="paragraph" style:parent-style-name="Heading_20_2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/>
    </style:style>
    <style:style style:name="P9" style:family="paragraph" style:parent-style-name="Heading_20_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style:font-name="inherit" fo:font-size="10.5pt" fo:font-style="normal" fo:font-weight="normal"/>
    </style:style>
    <style:style style:name="T2" style:family="text">
      <style:text-properties fo:font-variant="normal" fo:text-transform="none" fo:color="#000000" style:font-name="inherit" fo:font-size="1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inherit" fo:font-size="15pt" fo:letter-spacing="normal" fo:font-style="normal" fo:font-weight="bold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font-name="inherit" fo:font-size="16.5pt" fo:letter-spacing="normal" fo:font-style="normal" fo:font-weight="bold" fo:background-color="#ffffff" loext:char-shading-value="0" loext:padding="0cm" loext:border="none"/>
    </style:style>
    <style:style style:name="T5" style:family="text">
      <style:text-properties fo:font-variant="normal" fo:text-transform="none" fo:color="#000000" style:font-name="inherit" fo:font-size="10.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dson Arantes do Nascimento, o </text:span><text:span text:style-name="Strong_20_Emphasis"><text:span text:style-name="T2">Pelé</text:span></text:span><text:span text:style-name="T2">, é um ex-esportista brasileiro, considerado o </text:span><text:span text:style-name="Strong_20_Emphasis"><text:span text:style-name="T2">maior jogador da história do futebol</text:span></text:span><text:span text:style-name="T2">, personalidade mundial do esporte e popularmente chamado de </text:span><text:span text:style-name="Strong_20_Emphasis"><text:span text:style-name="T2">Rei do Futebol</text:span></text:span><text:span text:style-name="T2">. Nasceu na cidade de </text:span><text:span text:style-name="Strong_20_Emphasis"><text:span text:style-name="T2">Três</text:span></text:span><text:span text:style-name="T2"> </text:span><text:span text:style-name="Strong_20_Emphasis"><text:span text:style-name="T2">Corações</text:span></text:span><text:span text:style-name="T2">, em Minas Gerais, no dia 23 de outubro de 1940. É filho de João Ramos do Nascimento (também ex-jogador de futebol, conhecido como Dondinho) e Celeste Arantes do Nascimento.</text:span></text:p>
      <text:p text:style-name="P2"><text:span text:style-name="T2">Aos quatro anos de idade, Edson e sua família mudaram-se para</text:span><text:span text:style-name="Strong_20_Emphasis"><text:span text:style-name="T2"> Bauru</text:span></text:span><text:span text:style-name="T2">, em São Paulo. Nessa época, ele era chamado de </text:span><text:span text:style-name="Strong_20_Emphasis"><text:span text:style-name="T2">Dico</text:span></text:span><text:span text:style-name="T2"> pela família e de Edson pelos amigos. Influenciado pelo pai, Dico sempre foi fã de futebol e logo começou a fazer parte dos times de garotos que jogavam nas ruas de Bauru. Ele gostava de atuar no </text:span><text:span text:style-name="Strong_20_Emphasis"><text:span text:style-name="T2">gol</text:span></text:span><text:span text:style-name="T2">, inspirado no goleiro José Lino da Conceição Faustino, o </text:span><text:span text:style-name="Strong_20_Emphasis"><text:span text:style-name="T2">Bilé</text:span></text:span><text:span text:style-name="T2">, amigo de time de seu pai, o Vasco de São Lourenço (Minas Gerais).</text:span></text:p>
      <text:p text:style-name="P2"><text:span text:style-name="T2">Como Edson não conseguia pronunciar o nome Bilé corretamente, durante os jogos com os amigos, ele falava algo semelhante com </text:span><text:span text:style-name="Strong_20_Emphasis"><text:span text:style-name="T2">“Seguuura, Pilééé!”</text:span></text:span><text:span text:style-name="T2">, quando fazia suas defesas. O fato fez com que os amigos passassem a chamá-lo de </text:span><text:span text:style-name="Strong_20_Emphasis"><text:span text:style-name="T2">Pelé.</text:span></text:span><text:span text:style-name="T2"> Ele não gostou disso, e foi aí que o apelido pegou entre os amigos.</text:span></text:p>
      <text:p text:style-name="P2"><text:span text:style-name="T2">Além dos jogos de futebol, durante a infância, o garoto</text:span><text:span text:style-name="Strong_20_Emphasis"><text:span text:style-name="T2"> </text:span></text:span><text:span text:style-name="T2">ajudava a família como podia. O pai lesionou-se e não continuou a jogar futebol, o que deixou a família em dificuldades. Para contribuir com a renda familiar, Pelé trabalhou como</text:span><text:span text:style-name="Strong_20_Emphasis"><text:span text:style-name="T2"> </text:span></text:span><text:span text:style-name="T2">engraxate em Bauru.</text:span></text:p>
      <text:p text:style-name="P2"><text:span text:style-name="Strong_20_Emphasis"><text:span text:style-name="T2">Veja também:</text:span></text:span><text:span text:style-name="T2"> </text:span><text:a xlink:type="simple" xlink:href="https://brasilescola.uol.com.br/educacao-fisica/curiosidades-do-futebol.htm" text:style-name="Internet_20_link" text:visited-style-name="Visited_20_Internet_20_Link">Curiosidades da história do futebol</text:a></text:p>
      <text:h text:style-name="P8" text:outline-level="2"><text:span text:style-name="Strong_20_Emphasis"><text:span text:style-name="T4">Carreira</text:span></text:span></text:h>
      <text:p text:style-name="P2"><text:span text:style-name="T2">Destaque dos jogos nas ruas de Bauru, Pelé passou por algumas equipes amadoras durante sua infância, e, aos 11 anos, o jogador </text:span><text:span text:style-name="Strong_20_Emphasis"><text:span text:style-name="T2">Waldemar de Brito</text:span></text:span><text:span text:style-name="T2"> descobriu-o e convidou-o para a equipe que estava formando: o Clube Atlético de Bauru</text:span><text:span text:style-name="Strong_20_Emphasis"><text:span text:style-name="T2">.</text:span></text:span><text:span text:style-name="T2"> Passados poucos anos, Waldemar percebeu o enorme talento de Pelé e decidiu levá-lo para um time maior, o </text:span><text:a xlink:type="simple" xlink:href="https://brasilescola.uol.com.br/educacao-fisica/santos.htm" text:style-name="Internet_20_link" text:visited-style-name="Visited_20_Internet_20_Link"><text:span text:style-name="Strong_20_Emphasis"><text:span text:style-name="T2">Santos Futebol Clube</text:span></text:span></text:a><text:span text:style-name="T2">.</text:span></text:p>
      <text:h text:style-name="P9" text:outline-level="3"><text:soft-page-break/><text:span text:style-name="Strong_20_Emphasis"><text:span text:style-name="T3">Santos Futebol Clube</text:span></text:span></text:h>
      <text:p text:style-name="P3"><text:span text:style-name="T1"><text:line-break/>Com 16 anos, Pelé chegou ao Santos como promessa. 2</text:span></text:p>
      <text:p text:style-name="P2"><text:span text:style-name="T2">Em 1956, Pelé chegou ao Santos como promessa de Waldemar de Brito, que, de acordo com informações do </text:span><text:a xlink:type="simple" xlink:href="https://www.santosfc.com.br/pele/" office:target-frame-name="_blank" xlink:show="new" text:style-name="Internet_20_link" text:visited-style-name="Visited_20_Internet_20_Link">site oficial do Santos</text:a><text:span text:style-name="T2">, afirmou ao clube: “Esse menino vai ser o melhor jogador de futebol do mundo!”. Passado um mês de sua chegada ao clube, o jovem fez sua </text:span><text:span text:style-name="Strong_20_Emphasis"><text:span text:style-name="T2">primeira</text:span></text:span><text:span text:style-name="T2"> </text:span><text:span text:style-name="Strong_20_Emphasis"><text:span text:style-name="T2">partida</text:span></text:span><text:span text:style-name="T2"> na equipe profissional. O jogo foi contra o Corinthians de Santo André, e o Santos venceu por 7 a 1. Pelé entrou no segundo tempo de partida e marcou o sexto gol.</text:span></text:p>
      <text:p text:style-name="P2"><text:span text:style-name="T2">Pelé começou a ser reconhecido nacionalmente ainda com </text:span><text:span text:style-name="Strong_20_Emphasis"><text:span text:style-name="T2">16 anos</text:span></text:span><text:span text:style-name="T2"> de idade. Em 1957, o garoto já era titular do </text:span><text:span text:style-name="Strong_20_Emphasis"><text:span text:style-name="T2">Santos</text:span></text:span><text:span text:style-name="T2"> e foi artilheiro do Campeonato Paulista, o mais jovem até hoje, marcando 36 gols. O Rei do Futebol atuou durante quase toda sua carreira no Santos, entre 1956 a 1974. No período, ele levou o clube a conquistar </text:span><text:span text:style-name="Strong_20_Emphasis"><text:span text:style-name="T2">dez títulos estaduais e seis campeonatos</text:span></text:span><text:span text:style-name="T2"> nacionais (Taça Brasil e Torneio Robertão), além de duas Copas Libertadores e dois Mundiais de Clubes, em 1962 e 1963.</text:span></text:p>
      <text:p text:style-name="P2"><text:span text:style-name="T2">Na </text:span><text:a xlink:type="simple" xlink:href="https://brasilescola.uol.com.br/educacao-fisica/copa-libertadores-america.htm" text:style-name="Internet_20_link" text:visited-style-name="Visited_20_Internet_20_Link"><text:span text:style-name="Strong_20_Emphasis"><text:span text:style-name="T2">Libertadores</text:span></text:span></text:a><text:span text:style-name="T2">, na época ainda conhecida como Copa Campeões da América, o Santos, com uma das melhores equipes de todos os tempos, conhecida como </text:span><text:span text:style-name="Strong_20_Emphasis"><text:span text:style-name="T2">Balé Branco</text:span></text:span><text:span text:style-name="T2"> e liderada por Pelé, atraiu a atenção internacional para o torneio. Em 1962, a equipe venceu o então bicampeão Peñarol, do Uruguai, na final e foi o </text:span><text:span text:style-name="Strong_20_Emphasis"><text:span text:style-name="T2">primeiro time brasileiro a garantir o título</text:span></text:span><text:span text:style-name="T2"> na competição. Já em 1963, Pelé contou com o apoio de Coutinho para vencer o torneio de novo, mas, dessa vez, em cima do Boca Juniors, da Argentina.</text:span></text:p>
      <text:p text:style-name="P2"><text:span text:style-name="T2">Também no Santos, em 1969, Pelé marcou seu </text:span><text:span text:style-name="Strong_20_Emphasis"><text:span text:style-name="T2">milésimo gol</text:span></text:span><text:span text:style-name="T2">. O feito ocorreu em uma partida contra o </text:span><text:a xlink:type="simple" xlink:href="https://brasilescola.uol.com.br/educacao-fisica/vasco.htm" text:style-name="Internet_20_link" text:visited-style-name="Visited_20_Internet_20_Link">Vasco</text:a><text:span text:style-name="T2">, no Maracanã, e foi realizado em uma cobrança de pênalti.</text:span></text:p>
      <text:p text:style-name="P2"><text:span text:style-name="T2">Pelé </text:span><text:span text:style-name="Strong_20_Emphasis"><text:span text:style-name="T2">despediu-se do Santos</text:span></text:span><text:span text:style-name="T2"> no dia</text:span><text:span text:style-name="Strong_20_Emphasis"><text:span text:style-name="T2"> </text:span></text:span><text:span text:style-name="T2">2 de outubro de 1974. No estádio da Vila Belmiro, a equipe santista enfrentou a </text:span><text:a xlink:type="simple" xlink:href="https://brasilescola.uol.com.br/educacao-fisica/ponte-preta.htm" text:style-name="Internet_20_link" text:visited-style-name="Visited_20_Internet_20_Link">Ponte Preta</text:a><text:span text:style-name="T2">. Nesse dia, Pelé ajoelhou-se no gramado, com os braços abertos e a bola à sua frente para despedir-se do clube pedindo perdão, já que seria transferido para o</text:span><text:span text:style-name="Strong_20_Emphasis"><text:span text:style-name="T2"> New York Cosmos</text:span></text:span><text:span text:style-name="T2"> depois </text:span><text:soft-page-break/><text:span text:style-name="T2">de anos de insistência da equipe dos Estados Unidos para contratá-lo. Pelo</text:span><text:span text:style-name="Strong_20_Emphasis"><text:span text:style-name="T2"> </text:span></text:span><text:span text:style-name="T2">Santos, Pelé fez </text:span><text:span text:style-name="Strong_20_Emphasis"><text:span text:style-name="T2">1116 jogos e marcou 1.091 gols</text:span></text:span><text:span text:style-name="T2">.</text:span></text:p>
      <text:p text:style-name="P2"><text:span text:style-name="Strong_20_Emphasis"><text:span text:style-name="T2">Saiba mais:</text:span></text:span><text:span text:style-name="T2"> </text:span><text:a xlink:type="simple" xlink:href="https://brasilescola.uol.com.br/educacao-fisica/copa-america.htm" text:style-name="Internet_20_link" text:visited-style-name="Visited_20_Internet_20_Link">Copa América: história, participantes e curiosidades</text:a></text:p>
      <text:h text:style-name="P9" text:outline-level="3"><text:span text:style-name="Strong_20_Emphasis"><text:span text:style-name="T3">Seleção Brasileira</text:span></text:span></text:h>
      <text:p text:style-name="P2"><text:span text:style-name="T2">Passados dez meses da contratação de Pelé pelo Santos, o garoto foi convocado pela Seleção Brasileira pela primeira vez para disputar a </text:span><text:span text:style-name="Strong_20_Emphasis"><text:span text:style-name="T2">Copa Roca</text:span></text:span><text:span text:style-name="T2"> (atual Superclássico das Américas). A competição era um torneio amistoso entre a Seleção Brasileira e a Seleção Argentina.</text:span></text:p>
      <text:p text:style-name="P6">As duas partidas foram realizadas no Brasil. A primeira marcou a estreia de Pelé com a camisa do Brasil e foi realizada no Maracanã. A Argentina venceu por 2 a 1, e o gol brasileiro foi marcado por Pelé. Na partida de volta, no Estádio do Pacaembu, o Brasil venceu por 2 a 0, com um gol de Pelé e outro de Mazzola. Foi o primeiro título de Pelé pela Seleção Brasileira.</text:p>
      <text:p text:style-name="P3"><text:span text:style-name="T1"><text:line-break/>Pelé em seus primeiros anos de carreira atuando pela CBD. 3</text:span></text:p>
      <text:p text:style-name="P2"><text:span text:style-name="T2">Pelé é, até hoje, o jogador mais novo a vencer uma </text:span><text:a xlink:type="simple" xlink:href="https://brasilescola.uol.com.br/educacao-fisica/copa-mundo.htm" text:style-name="Internet_20_link" text:visited-style-name="Visited_20_Internet_20_Link">Copa </text:a><text:a xlink:type="simple" xlink:href="https://brasilescola.uol.com.br/educacao-fisica/copa-mundo.htm" text:style-name="Internet_20_link" text:visited-style-name="Visited_20_Internet_20_Link">do Mundo de Futebol</text:a><text:span text:style-name="T2">. Com apenas </text:span><text:span text:style-name="Strong_20_Emphasis"><text:span text:style-name="T2">17 anos e 8 meses</text:span></text:span><text:span text:style-name="T2">, Pelé foi campeão do mundo em </text:span><text:span text:style-name="Strong_20_Emphasis"><text:span text:style-name="T2">1958</text:span></text:span><text:span text:style-name="T2">, na </text:span><text:span text:style-name="Strong_20_Emphasis"><text:span text:style-name="T2">Suécia</text:span></text:span><text:span text:style-name="T2">. O então garoto fez </text:span><text:span text:style-name="Strong_20_Emphasis"><text:span text:style-name="T2">seis gols</text:span></text:span><text:span text:style-name="T2"> em sua primeira Copa do Mundo e foi o artilheiro do Brasil. Nessa edição, Pelé foi chamado pelos franceses de </text:span><text:span text:style-name="Strong_20_Emphasis"><text:span text:style-name="T2">Rei do Futebol</text:span></text:span><text:span text:style-name="T2">.</text:span></text:p>
      <text:p text:style-name="P2"><text:span text:style-name="T2">O </text:span><text:span text:style-name="Strong_20_Emphasis"><text:span text:style-name="T2">primeiro gol </text:span></text:span><text:span text:style-name="T2">de Pelé em uma </text:span><text:span text:style-name="Strong_20_Emphasis"><text:span text:style-name="T2">Copa do Mundo</text:span></text:span><text:span text:style-name="T2"> foi contra o País de Gales, nas quartas de final do Mundial de 1958. O feito concede a Pelé o recorde de jogador mais novo a fazer um gol em uma Copa do Mundo.</text:span></text:p>
      <text:p text:style-name="P2"><text:span text:style-name="T2">Na Copa da Suécia, os dirigentes brasileiros esqueceram de enviar a numeração dos jogadores para a FIFA, e a entidade precisou defini-la. </text:span><text:span text:style-name="Strong_20_Emphasis"><text:span text:style-name="T2">Pelé era reserva e recebeu a</text:span></text:span><text:span text:style-name="T2"> </text:span><text:span text:style-name="Strong_20_Emphasis"><text:span text:style-name="T2">camisa 10</text:span></text:span><text:span text:style-name="T2">, número que ficou eternizado em suas costas. Por causa de Pelé, os jogadores mais habilidosos passaram a usar a camisa 10.</text:span></text:p>
      <text:h text:style-name="P9" text:outline-level="3"><text:soft-page-break/><text:span text:style-name="Strong_20_Emphasis"><text:span text:style-name="T3">Era de Ouro</text:span></text:span></text:h>
      <text:p text:style-name="P2"><text:span text:style-name="T2">O Mundial de </text:span><text:span text:style-name="Strong_20_Emphasis"><text:span text:style-name="T2">1958</text:span></text:span><text:span text:style-name="T2"> na Suécia iniciou a chamada </text:span><text:span text:style-name="Strong_20_Emphasis"><text:span text:style-name="T2">Era de Ouro</text:span></text:span><text:span text:style-name="T2"> </text:span><text:span text:style-name="Strong_20_Emphasis"><text:span text:style-name="T2">da Seleção Brasileira</text:span></text:span><text:span text:style-name="T2">. De 1958 a 1970, foram três títulos em quatro Copas. Em 1962, no Mundial do Chile, Pelé fez um gol antológico no primeiro jogo, contra o México, mas sofreu uma contusão no segundo jogo e ficou fora do restante do torneio. Sorte do Brasil que tinha também outras estrelas, como </text:span><text:span text:style-name="Strong_20_Emphasis"><text:span text:style-name="T2">Nílton Santos</text:span></text:span><text:span text:style-name="T2">, </text:span><text:span text:style-name="Strong_20_Emphasis"><text:span text:style-name="T2">Didi</text:span></text:span><text:span text:style-name="T2">,</text:span><text:span text:style-name="Strong_20_Emphasis"><text:span text:style-name="T2"> Zagallo</text:span></text:span><text:span text:style-name="T2">, </text:span><text:span text:style-name="Strong_20_Emphasis"><text:span text:style-name="T2">Vavá </text:span></text:span><text:span text:style-name="T2">e </text:span><text:span text:style-name="Strong_20_Emphasis"><text:span text:style-name="T2">Garrincha</text:span></text:span><text:span text:style-name="T2">, que garantiram o bicampeonato.</text:span></text:p>
      <text:p text:style-name="P2"><text:span text:style-name="T2">Em 1970, em plena </text:span><text:a xlink:type="simple" xlink:href="https://brasilescola.uol.com.br/historiab/ditadura-militar.htm" text:style-name="Internet_20_link" text:visited-style-name="Visited_20_Internet_20_Link"><text:span text:style-name="Strong_20_Emphasis"><text:span text:style-name="T2">Ditadura Militar</text:span></text:span></text:a><text:span text:style-name="T2">, a Copa do México serviu para amenizar o clima hostil que vivia o país. Além de Pelé, a </text:span><text:span text:style-name="Strong_20_Emphasis"><text:span text:style-name="T2">seleção de 1970</text:span></text:span><text:span text:style-name="T2"> tinha outros grandes nomes do futebol, como Jairzinho, Rivelino, Carlos Alberto, Clodoaldo, Tostão, Gérson e Félix. Muitos consideram essa seleção a melhor de todos os tempos.</text:span></text:p>
      <text:p text:style-name="P3"><text:span text:style-name="T1"><text:line-break/>Seleção do Brasil na Copa do México, em 1970.<text:line-break/>Em pé: Carlos Alberto, Brito, Piazza, Félix, Clodoaldo e Everaldo.<text:line-break/>Ajoelhados: Jairzinho, Gérson, Tostão, Pelé e Rivelino.4</text:span></text:p>
      <text:p text:style-name="P2"><text:span text:style-name="T2">Pelé fez quatro gols na Copa do México, incluindo o primeiro da final contra a Itália. O Brasil venceu por 4x1 e conquistou o </text:span><text:span text:style-name="Strong_20_Emphasis"><text:span text:style-name="T2">tricampeonato</text:span></text:span><text:span text:style-name="T2">. Naquela Copa o artilheiro foi Jairzinho, com sete gols.</text:span></text:p>
      <text:p text:style-name="P2"><text:span text:style-name="T2">Atuando pela Seleção, Pelé tornou-se também o único jogador da história a ser tricampeão mundial (1958, 1962 e 1970). Ele marcou</text:span><text:span text:style-name="Strong_20_Emphasis"><text:span text:style-name="T2"> </text:span></text:span><text:span text:style-name="T2">95 gols com a camisa do Brasil e ainda é o </text:span><text:span text:style-name="Strong_20_Emphasis"><text:span text:style-name="T2">maior artilheiro da seleção masculina</text:span></text:span><text:span text:style-name="T2">. Pelé fez seu último jogo pela Seleção Brasileira em julho 1971, no Maracanã, em um amistoso contra a Iugoslávia.</text:span></text:p>
      <text:h text:style-name="P9" text:outline-level="3"><text:span text:style-name="Strong_20_Emphasis"><text:span text:style-name="T3">New York Cosmos</text:span></text:span></text:h>
      <text:p text:style-name="P2"><text:span text:style-name="T2">Após 18 anos atuando pelo Santos e pela Seleção Brasileira, Pelé assinou contrato com a equipe do </text:span><text:span text:style-name="Strong_20_Emphasis"><text:span text:style-name="T2">New York Cosmos</text:span></text:span><text:span text:style-name="T2">, dos Estados Unidos, para jogar a temporada de 1975. Durante anos, Pelé recusou a proposta de grandes times mundiais alegando que não queria jogar por outra equipe que não fosse o Santos. A chegada do jogador ao país norte-americano era </text:span><text:soft-page-break/><text:span text:style-name="T2">tida como uma influência para despertar o interesse da população do país pelo</text:span><text:span text:style-name="Strong_20_Emphasis"><text:span text:style-name="T2"> </text:span></text:span><text:a xlink:type="simple" xlink:href="https://brasilescola.uol.com.br/educacao-fisica/futebol.htm" text:style-name="Internet_20_link" text:visited-style-name="Visited_20_Internet_20_Link"><text:span text:style-name="Strong_20_Emphasis">futebol</text:span></text:a><text:span text:style-name="T2">.</text:span></text:p>
      <text:p text:style-name="P6">Anos depois, em publicação feita em suas redes sociais, Pelé contou como foi convencido a aceitar o convite do Cosmos. “O treinador do Cosmos, Clive Toye, disse para mim. 'Você pode ir para Espanha ou Itália e ganhar um título, mas você pode vir para o Cosmos e ganhar um país.' Que grande experiência foi essa.” — relatou o Rei do Futebol.</text:p>
      <text:p text:style-name="P2"><text:span text:style-name="T2">O início nos Estados Unidos foi complicado para Pelé, já que a equipe ainda era um pouco fraca e o país não tinha a tradição do futebol. Em 1976, os jogadores Beckenbauer, alemão, e Chinaglia, italiano, chegaram para reforçar o Cosmos, ajudando Pelé a ser eleito o </text:span><text:span text:style-name="Strong_20_Emphasis"><text:span text:style-name="T2">Jogador mais valioso</text:span></text:span><text:span text:style-name="T2"> (ou Most Valuable Player - MVP) da Liga. Já em 1977, Carlos Alberto Torres também chegou à equipe. Juntos, Pelé e Torres foram campeões do Campeonato da North American Soccer League (NASL).</text:span></text:p>
      <text:p text:style-name="P2"><text:span text:style-name="T2">No Cosmos, entre jogos oficiais e amistosos, Pelé fez </text:span><text:span text:style-name="Strong_20_Emphasis"><text:span text:style-name="T2">106 partidas</text:span></text:span><text:span text:style-name="T2"> e marcou </text:span><text:span text:style-name="Strong_20_Emphasis"><text:span text:style-name="T2">64 gols</text:span></text:span><text:span text:style-name="T2">. A ida de Pelé para a equipe também fez a </text:span><text:span text:style-name="Strong_20_Emphasis"><text:span text:style-name="T2">média de público aumentar.</text:span></text:span><text:span text:style-name="T2"> O número que era de 3.578 pessoas por jogo em 1974, passou para 10.450 (1975), 18.227 (1976) e 34.142 (1977). Com isso, o time que jogava no Downing Stadium acabou mudando, em 1976, para o Yankee Stadium e, na outra temporada, para o Giants — estádios de beisebol e de futebol americano, respectivamente.</text:span></text:p>
      <text:p text:style-name="P6">A passagem de Pelé surtiu o efeito que os norte-americanos buscavam. A Seleção dos EUA voltou à Copa do Mundo em 1990, quebrando um jejum de 40 anos, e o país recebeu o Mundial em 1994.</text:p>
      <text:p text:style-name="P2"><text:span text:style-name="Strong_20_Emphasis"><text:span text:style-name="T2">Veja também:</text:span></text:span><text:span text:style-name="T2"> </text:span><text:a xlink:type="simple" xlink:href="https://brasilescola.uol.com.br/educacao-fisica/torcidas-organizadas.htm" text:style-name="Internet_20_link" text:visited-style-name="Visited_20_Internet_20_Link">Como a bola faz a curva?</text:a></text:p>
      <text:h text:style-name="P9" text:outline-level="3"><text:span text:style-name="Strong_20_Emphasis"><text:span text:style-name="T3">Aposentadoria</text:span></text:span></text:h>
      <text:p text:style-name="P2"><text:span text:style-name="T2">Pelé despediu-se dos gramados em</text:span><text:span text:style-name="Strong_20_Emphasis"><text:span text:style-name="T2"> 1977 </text:span></text:span><text:span text:style-name="T2">em um jogo do Cosmos contra o Santos, nos Estados Unidos. A partida contou com a presença de artistas, políticos e personalidades mundiais. O Rei disputou o primeiro tempo da partida com a </text:span><text:soft-page-break/><text:span text:style-name="T2">camisa do Cosmos e o segundo tempo com a camisa do Santos. De acordo com o </text:span><text:a xlink:type="simple" xlink:href="https://brasilescola.uol.com.br/curiosidades/como-surgiu-livro-guiness.htm" text:style-name="Internet_20_link" text:visited-style-name="Visited_20_Internet_20_Link">Guinness Book</text:a><text:span text:style-name="T2"> (Livro dos Recordes), Pelé marcou em sua carreira </text:span><text:span text:style-name="Strong_20_Emphasis"><text:span text:style-name="T2">1281 gols,</text:span></text:span><text:span text:style-name="T2"> sendo o </text:span><text:span text:style-name="Strong_20_Emphasis"><text:span text:style-name="T2">maior artilheiro da história do futebol</text:span></text:span><text:span text:style-name="T2">.</text:span></text:p>
      <text:h text:style-name="P8" text:outline-level="2"><text:span text:style-name="Strong_20_Emphasis"><text:span text:style-name="T4">Vida pessoal</text:span></text:span></text:h>
      <text:p text:style-name="P2"><text:span text:style-name="T2">O filho de Dondinho e Dona Celeste teve um</text:span><text:span text:style-name="Strong_20_Emphasis"><text:span text:style-name="T2"> </text:span></text:span><text:span text:style-name="T2">irmão, Jair Arantes do Nascimento, mais conhecido como Zoca. O irmão é o braço direito de Pelé ajudando o Rei a cuidar dos negócios e da carreira. Na vida pessoal, Pelé relacionou-se com algumas famosas e foi </text:span><text:span text:style-name="Strong_20_Emphasis"><text:span text:style-name="T2">casado três vezes.</text:span></text:span><text:span text:style-name="T2"> O primeiro casamento durou de 1966 a 1978, com</text:span><text:span text:style-name="Strong_20_Emphasis"><text:span text:style-name="T2"> </text:span></text:span><text:span text:style-name="T2">Rosemari de Reis Cholbicon, e rendeu </text:span><text:span text:style-name="Strong_20_Emphasis"><text:span text:style-name="T2">três</text:span></text:span><text:span text:style-name="T2"> </text:span><text:span text:style-name="Strong_20_Emphasis"><text:span text:style-name="T2">filhos</text:span></text:span><text:span text:style-name="T2">: Kelly Cristina, Jennifer e Edson.</text:span></text:p>
      <text:p text:style-name="P2"><text:span text:style-name="T2">O filho Edson, conhecido como </text:span><text:span text:style-name="Strong_20_Emphasis"><text:span text:style-name="T2">Edinho</text:span></text:span><text:span text:style-name="T2">, seguiu a carreira do pai e tornou-se goleiro do Santos na década de 1990. Depois da aposentadoria, envolveu-se com tráfico de drogas e lavagem de dinheiro, o que lhe rendeu condenação de 12 anos de prisão.</text:span></text:p>
      <text:p text:style-name="P2"><text:span text:style-name="T2">Em 1991, Pelé descobriu que tinha outra filha, </text:span><text:span text:style-name="Strong_20_Emphasis"><text:span text:style-name="T2">Sandra Regina</text:span></text:span><text:span text:style-name="T2">, fruto de um relacionamento com a empregada doméstica Anísia Machado em 1964. Sandra precisou entrar na Justiça para ser reconhecida por Pelé, o que aconteceu apenas em 1996. Após exames de DNA e várias brigas judiciais, Sandra Regina recebeu o sobrenome Arantes do Nascimento.</text:span></text:p>
      <text:p text:style-name="P2"><text:span text:style-name="T2">Sandra morreu em 2006, vítima de um câncer na mama. Os dois filhos de Sandra, </text:span><text:span text:style-name="Strong_20_Emphasis"><text:span text:style-name="T2">Octávio e Gabriel</text:span></text:span><text:span text:style-name="T2">, de 15 e 13 anos na época, ganharam na Justiça o direito de receber uma pensão do avô. O valor era de sete salários mínimos para cada neto.</text:span></text:p>
      <text:p text:style-name="P2"><text:span text:style-name="T2">O</text:span><text:span text:style-name="Strong_20_Emphasis"><text:span text:style-name="T2"> segundo casamento </text:span></text:span><text:span text:style-name="T2">de Pelé, em 1994, foi com a cantora gospel </text:span><text:span text:style-name="Strong_20_Emphasis"><text:span text:style-name="T2">Assíria Lemos Seixas</text:span></text:span><text:span text:style-name="T2"> e durou até 2008. Do matrimônio eles tiveram os gêmeos </text:span><text:span text:style-name="Strong_20_Emphasis"><text:span text:style-name="T2">Celeste e Joshua</text:span></text:span><text:span text:style-name="T2">. Atualmente, Pelé é casado com </text:span><text:span text:style-name="Strong_20_Emphasis"><text:span text:style-name="T2">Marcia Cibele Aoki</text:span></text:span><text:span text:style-name="T2">, a qual ele conheceu em 2008 durante um evento em Nova Iorque e com quem oficializou a relação em 2016. Os dois não tiveram filhos juntos.</text:span></text:p>
      <text:p text:style-name="P3"><text:span text:style-name="T1"><text:line-break/>Pelé e a atual mulher, Marcia Aoki.5</text:span></text:p>
      <text:p text:style-name="P2"><text:span text:style-name="T2">Fora dos casamentos, Pelé teve um relacionamento com a jornalista</text:span><text:span text:style-name="Strong_20_Emphasis"><text:span text:style-name="T2"> Lenita Kurtz,</text:span></text:span><text:span text:style-name="T2"> com quem teve a filha</text:span><text:span text:style-name="Strong_20_Emphasis"><text:span text:style-name="T2"> Flávia Kurtz</text:span></text:span><text:span text:style-name="T2">. Já </text:span><text:soft-page-break/><text:span text:style-name="T2">entre 1981 e 1986, o ex-jogador manteve um relacionamento com a apresentadora </text:span><text:span text:style-name="Strong_20_Emphasis"><text:span text:style-name="T2">Xuxa Meneghel</text:span></text:span><text:span text:style-name="T2">. Três anos depois, ele relacionou-se também com a ex-Miss Brasil </text:span><text:span text:style-name="Strong_20_Emphasis"><text:span text:style-name="T2">Flávia Cavalcanti</text:span></text:span><text:span text:style-name="T2">.</text:span></text:p>
      <text:p text:style-name="P2"><text:span text:style-name="Strong_20_Emphasis"><text:span text:style-name="T2">Leia também: </text:span></text:span><text:a xlink:type="simple" xlink:href="https://brasilescola.uol.com.br/biografia/airton-senna-silva.htm" text:style-name="Internet_20_link" text:visited-style-name="Visited_20_Internet_20_Link"><text:span text:style-name="T2">A biografia deste outro grande nome do esporte nacional</text:span></text:a></text:p>
      <text:h text:style-name="P8" text:outline-level="2"><text:span text:style-name="Strong_20_Emphasis"><text:span text:style-name="T4">Curiosidades</text:span></text:span></text:h>
      <text:h text:style-name="P9" text:outline-level="3"><text:span text:style-name="Strong_20_Emphasis"><text:span text:style-name="T3">Formação</text:span></text:span></text:h>
      <text:p text:style-name="P2"><text:span text:style-name="T2">Pelé é formado em </text:span><text:a xlink:type="simple" xlink:href="https://vestibular.brasilescola.uol.com.br/guia-de-profissoes/educacao-fisica.htm" text:style-name="Internet_20_link" text:visited-style-name="Visited_20_Internet_20_Link"><text:span text:style-name="Strong_20_Emphasis"><text:span text:style-name="T2">Educação Física</text:span></text:span></text:a><text:span text:style-name="T2"> pela Universidade Metropolitana de Santos (UNMES). Ele ingressou na universidade em </text:span><text:span text:style-name="Strong_20_Emphasis"><text:span text:style-name="T2">1970</text:span></text:span><text:span text:style-name="T2">, quando já era considerado o melhor jogador do mundo. O curso foi o primeiro da área com </text:span><text:a xlink:type="simple" xlink:href="https://vestibular.brasilescola.uol.com.br/especial/a-diferenca-entre-licenciatura-bachareladoqual-escolher.htm" text:style-name="Internet_20_link" text:visited-style-name="Visited_20_Internet_20_Link">licenciatura</text:a><text:span text:style-name="T2"> no Brasil.</text:span></text:p>
      <text:h text:style-name="P9" text:outline-level="3"><text:span text:style-name="Strong_20_Emphasis"><text:span text:style-name="T3">Serviço militar</text:span></text:span></text:h>
      <text:p text:style-name="P2"><text:span text:style-name="T2">Já reconhecido mundialmente, campeão do mundo com a Seleção Brasileira de 1958, Pelé dividiu seu tempo entre o futebol e o </text:span><text:a xlink:type="simple" xlink:href="https://vestibular.brasilescola.uol.com.br/especial/os-desafios-carreira-militar.htm" text:style-name="Internet_20_link" text:visited-style-name="Visited_20_Internet_20_Link">serviço militar</text:a><text:span text:style-name="T2">. Aos 18 anos, alistou-se e serviu o Exército Brasileiro no 6º Grupo de Artilharia de Costa Motorizado, em Praia Grande/SP, e passou a ser chamado de </text:span><text:span text:style-name="Strong_20_Emphasis"><text:span text:style-name="T2">Soldado 201 Nascimento</text:span></text:span><text:span text:style-name="T2">.</text:span></text:p>
      <text:p text:style-name="P2"><text:span text:style-name="T2">Durante o período, Pelé foi o camisa 10 da </text:span><text:span text:style-name="Strong_20_Emphasis"><text:span text:style-name="T2">Seleção das Forças Armadas </text:span></text:span><text:span text:style-name="T2">e chegou a enfrentar a Seleção Brasileira Olímpica, que se preparava para as </text:span><text:a xlink:type="simple" xlink:href="https://brasilescola.uol.com.br/educacao-fisica/olimpiadas.htm" text:style-name="Internet_20_link" text:visited-style-name="Visited_20_Internet_20_Link">Olimpíadas</text:a><text:span text:style-name="T2"> de Roma, em 1960. A partida em que Pelé atuou aconteceu no Estádio das Laranjeiras, no Rio de Janeiro, e a equipe do Exército venceu por 2 a 1, mas Pelé não marcou gol nesse dia.</text:span></text:p>
      <text:p text:style-name="P3"><text:span text:style-name="T1"><text:line-break/>Pelé servindo ao Exército Militar, em 1958.6</text:span></text:p>
      <text:h text:style-name="P9" text:outline-level="3"><text:span text:style-name="Strong_20_Emphasis"><text:span text:style-name="T3">Guerra de Biafra</text:span></text:span></text:h>
      <text:p text:style-name="P2"><text:span text:style-name="T2">Um choque entre dois grupos étnicos da </text:span><text:a xlink:type="simple" xlink:href="https://brasilescola.uol.com.br/geografia/nigeria.htm" text:style-name="Internet_20_link" text:visited-style-name="Visited_20_Internet_20_Link">Nigéria</text:a><text:span text:style-name="T2"> (Ibo e Hausa) causou um dos eventos mais dramáticos da África: a </text:span><text:a xlink:type="simple" xlink:href="https://brasilescola.uol.com.br/guerras/guerra-biafra.htm" text:style-name="Internet_20_link" text:visited-style-name="Visited_20_Internet_20_Link">Guerra de Biafra</text:a><text:span text:style-name="T2">, com mais de 2 milhões de mortos. Essa guerra civil teve início em </text:span><text:span text:style-name="Strong_20_Emphasis"><text:span text:style-name="T2">1967</text:span></text:span><text:span text:style-name="T2"> e durou até 1970.</text:span></text:p>
      <text:p text:style-name="P2"><text:span text:style-name="T2">No meio desse período, em 1969, a equipe do Santos, com Pelé, foi para a África realizar uma </text:span><text:span text:style-name="Strong_20_Emphasis"><text:span text:style-name="T2">turnê com jogos amistosos</text:span></text:span><text:span text:style-name="T2">. A convite do governo local, o Santos foi para a Nigéria realizar um amistoso com o Benin City. Para que a equipe pudesse </text:span><text:soft-page-break/><text:span text:style-name="T2">chegar ao Estádio Ogbe com segurança, o governo nigeriano decretou um cessar-fogo.</text:span></text:p>
      <text:p text:style-name="P2"><text:span text:style-name="T2">Nessa partida, a equipe de</text:span><text:span text:style-name="Strong_20_Emphasis"><text:span text:style-name="T2"> </text:span></text:span><text:span text:style-name="T2">Pelé venceu por 2 a 1. Com a volta da equipe santista para o Brasil, a guerra continuou. Na turnê, o Santos realizou </text:span><text:span text:style-name="Strong_20_Emphasis"><text:span text:style-name="T2">nove jogos</text:span></text:span><text:span text:style-name="T2">, teve </text:span><text:span text:style-name="Strong_20_Emphasis"><text:span text:style-name="T2">cinco vitórias</text:span></text:span><text:span text:style-name="T2">, </text:span><text:span text:style-name="Strong_20_Emphasis"><text:span text:style-name="T2">três empates </text:span></text:span><text:span text:style-name="T2">e uma derrota. Foram marcados</text:span><text:span text:style-name="Strong_20_Emphasis"><text:span text:style-name="T2"> 19 gols</text:span></text:span><text:span text:style-name="T2">, e Pelé foi o artilheiro com oito gols feitos.</text:span></text:p>
      <text:h text:style-name="P9" text:outline-level="3"><text:span text:style-name="Strong_20_Emphasis"><text:span text:style-name="T3">Vida política</text:span></text:span></text:h>
      <text:p text:style-name="P2"><text:span text:style-name="T2">Após aposentar-se, no primeiro governo do ex-presidente </text:span><text:a xlink:type="simple" xlink:href="https://brasilescola.uol.com.br/historiab/governo-fernando-henrique-cardoso.htm" text:style-name="Internet_20_link" text:visited-style-name="Visited_20_Internet_20_Link">Fernando Henrique Cardoso</text:a><text:span text:style-name="T2">, Pelé foi nomeado </text:span><text:span text:style-name="Strong_20_Emphasis"><text:span text:style-name="T2">Ministro do Esporte</text:span></text:span><text:span text:style-name="T2">. Ele ficou de 1995 e 1998, quando criou a </text:span><text:a xlink:type="simple" xlink:href="http://www.planalto.gov.br/ccivil_03/leis/l9615consol.htm" office:target-frame-name="_blank" xlink:show="new" text:style-name="Internet_20_link" text:visited-style-name="Visited_20_Internet_20_Link"><text:span text:style-name="Strong_20_Emphasis"><text:span text:style-name="T2">Lei Pelé</text:span></text:span></text:a><text:span text:style-name="T2">, que revolucionou a prática desportiva no país.</text:span></text:p>
      <text:p text:style-name="P2"><text:span text:style-name="T2">A Lei Pelé tinha a finalidade de oferecer mais transparência e trazer mais profissionalismo</text:span><text:span text:style-name="Strong_20_Emphasis"><text:span text:style-name="T2"> </text:span></text:span><text:span text:style-name="T2">ao esporte nacional. Com isso, houve o </text:span><text:span text:style-name="Strong_20_Emphasis"><text:span text:style-name="T2">fim do passe </text:span></text:span><text:span text:style-name="T2">nos clubes de futebol do Brasil e a </text:span><text:span text:style-name="Strong_20_Emphasis"><text:span text:style-name="T2">transformação dos clubes em empresas</text:span></text:span><text:span text:style-name="T2">. A lei também criou verbas para o esporte olímpico e paraolímpico e determinou a independência dos Tribunais de Justiça Desportiva.</text:span></text:p>
      <text:p text:style-name="P2"><text:span text:style-name="Strong_20_Emphasis"><text:span text:style-name="T2">Saiba mais:</text:span></text:span><text:span text:style-name="T2"> </text:span><text:a xlink:type="simple" xlink:href="https://brasilescola.uol.com.br/educacao-fisica/a-democracia-corinthiana.htm" text:style-name="Internet_20_link" text:visited-style-name="Visited_20_Internet_20_Link">Democracia Corinthiana, um movimento político do futebol brasileiro</text:a></text:p>
      <text:h text:style-name="P8" text:outline-level="2"><text:span text:style-name="Strong_20_Emphasis"><text:span text:style-name="T4">Pelé x Maradona</text:span></text:span></text:h>
      <text:p text:style-name="P2"><text:span text:style-name="T2">Brasil e Argentina protagonizam uma das maiores rivalidades do futebol mundial. Essa oposição reflete-se também na discussão de quem é o maior jogador de futebol de todos os tempos: Pelé ou </text:span><text:span text:style-name="Strong_20_Emphasis"><text:span text:style-name="T2">Diego Maradona</text:span></text:span><text:span text:style-name="T2">? Apesar de os dois não terem jogado na mesma época — Maradona atuou entre 1976 e 1997 —, a discussão persiste entre torcedores dos dois países.</text:span></text:p>
      <text:p text:style-name="P3"><text:span text:style-name="T1"><text:line-break/>Pelé e Maradona juntos em programa de TV, em 2005.7</text:span></text:p>
      <text:p text:style-name="P6">No entanto, essa a “briga” existe somente entre os torcedores. Pelé e Maradona encontraram-se pela primeira vez em 1979, quando Pelé havia se aposentado e já era considerado o Rei do Futebol, enquanto o argentino estava no início da carreira. Anos depois, eles voltaram a encontrar-se em eventos e mantêm até hoje uma relação amistosa.</text:p>
      <text:h text:style-name="P8" text:outline-level="2"><text:soft-page-break/><text:span text:style-name="Strong_20_Emphasis"><text:span text:style-name="T4">Números, títulos e conquistas</text:span></text:span></text:h>
      <text:p text:style-name="P2"><text:span text:style-name="Strong_20_Emphasis"><text:span text:style-name="T2">- Mais Jovem Artilheiro do Campeonato Paulista </text:span></text:span><text:span text:style-name="T2">(1957)</text:span></text:p>
      <text:p text:style-name="P2"><text:span text:style-name="Strong_20_Emphasis"><text:span text:style-name="T2">- Mais Jovem Campeão Mundial </text:span></text:span><text:span text:style-name="T2">(1958)</text:span></text:p>
      <text:p text:style-name="P2"><text:span text:style-name="Strong_20_Emphasis"><text:span text:style-name="T2">- Mais Jovem Bicampeão Mundial </text:span></text:span><text:span text:style-name="T2">(1962)</text:span></text:p>
      <text:p text:style-name="P2"><text:span text:style-name="Strong_20_Emphasis"><text:span text:style-name="T2">- Maior Artilheiro da Seleção Brasileira Masculina </text:span></text:span><text:span text:style-name="T2">(95 gols)</text:span></text:p>
      <text:p text:style-name="P2"><text:span text:style-name="Strong_20_Emphasis"><text:span text:style-name="T2">- Maior Artilheiro do Futebol Profissional </text:span></text:span><text:span text:style-name="T2">(1281 gols)</text:span></text:p>
      <text:p text:style-name="P2"><text:span text:style-name="Strong_20_Emphasis"><text:span text:style-name="T2">Campeonato Paulista</text:span></text:span></text:p>
      <text:p text:style-name="P6">1958, 1960, 1961, 1962, 1964, 1965, 1967, 1968, 1969 e 1973</text:p>
      <text:p text:style-name="P2"><text:span text:style-name="Strong_20_Emphasis"><text:span text:style-name="T2">Torneio Rio-São Paulo</text:span></text:span></text:p>
      <text:p text:style-name="P6">1959, 1963, 1964 e 1966</text:p>
      <text:p text:style-name="P2"><text:span text:style-name="Strong_20_Emphasis"><text:span text:style-name="T2">Campeonato Brasileiro </text:span></text:span><text:span text:style-name="T2">(Taça Brasil e Taça de Prata)</text:span></text:p>
      <text:p text:style-name="P6">1961, 1962, 1963, 1964, 1965 e 1968</text:p>
      <text:p text:style-name="P2"><text:span text:style-name="Strong_20_Emphasis"><text:span text:style-name="T2">Campeonato Norte-americano</text:span></text:span></text:p>
      <text:p text:style-name="P6">1977</text:p>
      <text:p text:style-name="P2"><text:span text:style-name="Strong_20_Emphasis"><text:span text:style-name="T2">Libertadores</text:span></text:span></text:p>
      <text:p text:style-name="P6">1962 e 1963</text:p>
      <text:p text:style-name="P2"><text:span text:style-name="Strong_20_Emphasis"><text:span text:style-name="T2">Mundial Interclubes</text:span></text:span></text:p>
      <text:p text:style-name="P6">1962 e 1963</text:p>
      <text:p text:style-name="P2"><text:span text:style-name="Strong_20_Emphasis"><text:span text:style-name="T2">Copa do Mundo</text:span></text:span></text:p>
      <text:p text:style-name="P6">1958, 1962 e 1970</text:p>
      <text:p text:style-name="P2"><text:span text:style-name="Strong_20_Emphasis"><text:span text:style-name="T2">Veja também:</text:span></text:span><text:span text:style-name="T2"> </text:span><text:a xlink:type="simple" xlink:href="https://brasilescola.uol.com.br/quimica/composicao-quimica-taca-copa-mundo.htm" text:style-name="Internet_20_link" text:visited-style-name="Visited_20_Internet_20_Link">Composição química da taça da Copa do Mundo</text:a></text:p>
      <text:h text:style-name="P8" text:outline-level="2"><text:span text:style-name="Strong_20_Emphasis"><text:span text:style-name="T4">Homenagens e prêmios</text:span></text:span></text:h>
      <text:p text:style-name="P2"><text:span text:style-name="Strong_20_Emphasis"><text:span text:style-name="T2">Bola de Ouro</text:span></text:span></text:p>
      <text:p text:style-name="P6">1958, 1959, 1960, 1961, 1963, 1964 e 1970 (prêmios concedidos em 2015, após uma revisão da revista France Football)</text:p>
      <text:p text:style-name="P2"><text:span text:style-name="Strong_20_Emphasis"><text:span text:style-name="T2">Atleta do Século</text:span></text:span></text:p>
      <text:p text:style-name="P6">Concedido pelo Comitê Olímpico Internacional (1999)</text:p>
      <text:p text:style-name="P6">Concedido pela Agência Reuters, da Inglaterra (1999)</text:p>
      <text:p text:style-name="P6">Concedido pela DuPont, da França (1996)</text:p>
      <text:p text:style-name="P6"><text:soft-page-break/>Concedido pelo jornal francês L'Equipe (1981)</text:p>
      <text:p text:style-name="P2"><text:span text:style-name="Strong_20_Emphasis"><text:span text:style-name="T2">Maior Futebolista do Século</text:span></text:span></text:p>
      <text:p text:style-name="P6">Concedido pela Unicef, na Áustria (1999)</text:p>
      <text:p text:style-name="P2"><text:span text:style-name="Strong_20_Emphasis"><text:span text:style-name="T2">Título de Sir-Cavaleiro Honorário do Império Britânico</text:span></text:span></text:p>
      <text:p text:style-name="P6">Concedido pela Rainha Elizabeth II (1997)</text:p>
      <text:p text:style-name="P2"><text:span text:style-name="Strong_20_Emphasis"><text:span text:style-name="T2">Estádio Rei Pelé</text:span></text:span></text:p>
      <text:p text:style-name="P6">Maceió/AL (1970)</text:p>
      <text:p text:style-name="P2"><text:span text:style-name="Strong_20_Emphasis"><text:span text:style-name="T2">Medalha dos Direitos Humanos</text:span></text:span></text:p>
      <text:p text:style-name="P6">Concedida pela organização judaica B'nai B'rith (1995)</text:p>
      <text:p text:style-name="P2"><text:span text:style-name="Strong_20_Emphasis"><text:span text:style-name="T2">Embaixador para a Educação, Ciência e Cultura</text:span></text:span></text:p>
      <text:p text:style-name="P6">Concedido pela Unesco, em Paris (1994)</text:p>
      <text:p text:style-name="P2"><text:span text:style-name="Strong_20_Emphasis"><text:span text:style-name="T2">Membro do Hall da Fama</text:span></text:span></text:p>
      <text:p text:style-name="P6">Concedido pela cidade de Oneonta, em New York (1993)</text:p>
      <text:p text:style-name="P2"><text:span text:style-name="Strong_20_Emphasis"><text:span text:style-name="T2">Embaixador da Boa Vontade</text:span></text:span></text:p>
      <text:p text:style-name="P6">Concedido pela Unesco (1993)</text:p>
      <text:p text:style-name="P2"><text:span text:style-name="Strong_20_Emphasis"><text:span text:style-name="T2">Embaixador da Organização para Ecologia e Meio Ambiente</text:span></text:span></text:p>
      <text:p text:style-name="P2"><text:span text:style-name="T2">Concedido pela </text:span><text:a xlink:type="simple" xlink:href="https://brasilescola.uol.com.br/geografia/onu.htm" text:style-name="Internet_20_link" text:visited-style-name="Visited_20_Internet_20_Link">ONU</text:a><text:span text:style-name="T2"> (1992)</text:span></text:p>
      <text:p text:style-name="P2"><text:span text:style-name="Strong_20_Emphasis"><text:span text:style-name="T2">Ordem Nacional do Mérito</text:span></text:span></text:p>
      <text:p text:style-name="P6">Concedida pelo Governo brasileiro (1991)</text:p>
      <text:p text:style-name="P2"><text:span text:style-name="T2"><text:line-break/></text:span><text:span text:style-name="Strong_20_Emphasis"><text:span text:style-name="T5">*Créditos das imagens:</text:span></text:span></text:p>
      <text:p text:style-name="P5">1Crédito: Reprodução/FIFA TV</text:p>
      <text:p text:style-name="P5">2Crédito: Reprodução/Santos TV</text:p>
      <text:p text:style-name="P5">3Crédito: Reprodução/CBF TV</text:p>
      <text:p text:style-name="P2"><text:span text:style-name="T5">4Crédito: Domínio Público / </text:span><text:a xlink:type="simple" xlink:href="https://commons.wikimedia.org/wiki/File:Brazil_1970.JPG" office:target-frame-name="_blank" xlink:show="new" text:style-name="Internet_20_link" text:visited-style-name="Visited_20_Internet_20_Link">Wikimedia Commons</text:a></text:p>
      <text:p text:style-name="P2"><text:span text:style-name="T5">5Crédito: </text:span><text:a xlink:type="simple" xlink:href="https://www.shutterstock.com/pt/g/Ovidiu2012" office:target-frame-name="_blank" xlink:show="new" text:style-name="Internet_20_link" text:visited-style-name="Visited_20_Internet_20_Link">Ovidiu Hrubaru</text:a><text:span text:style-name="T5"> / </text:span><text:a xlink:type="simple" xlink:href="https://www.shutterstock.com/" office:target-frame-name="_blank" xlink:show="new" text:style-name="Internet_20_link" text:visited-style-name="Visited_20_Internet_20_Link">Shutterstock.com</text:a></text:p>
      <text:p text:style-name="P2"><text:span text:style-name="T5">6Crédito: Arquivo Pessoal/</text:span><text:a xlink:type="simple" xlink:href="http://globoesporte.globo.com/programas/esporte-espetacular/noticia/2010/11/comandante-da-paz-historias-em-detalhes-que-fazem-de-pele-um-idolo.html" office:target-frame-name="_blank" xlink:show="new" text:style-name="Internet_20_link" text:visited-style-name="Visited_20_Internet_20_Link">Divulgada no GE</text:a></text:p>
      <text:p text:style-name="P2"><text:span text:style-name="T5">7Crédito: </text:span><text:a xlink:type="simple" xlink:href="https://patadasygambetas.blogosfera.uol.com.br/2018/09/14/maradona-quis-a-camisa-10-porque-amava-pele-diz-menotti/" office:target-frame-name="_blank" xlink:show="new" text:style-name="Internet_20_link" text:visited-style-name="Visited_20_Internet_20_Link">Divulgação Noche del Diez</text:a></text:p>
      <text:p text:style-name="P6"><text:line-break/>Por Giullya Franco<text:line-break/>Jornalista</text:p>
      <text:p text:style-name="P1"/>
      <text:p text:style-name="P7"><text:soft-page-break/>Gostaria de fazer a referência deste texto em um trabalho escolar ou acadêmico? Veja:</text:p>
      <text:p text:style-name="P4">FRANCO, Giullya. "Pelé"; <text:span text:style-name="T6">Brasil Escola</text:span>. Disponível em: https://brasilescola.uol.com.br/biografia/pele.htm. Acesso em 16 de junho de 202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3:40:57.774176161</meta:creation-date>
    <dc:date>2020-06-16T13:42:14.712430016</dc:date>
    <meta:editing-duration>PT1M20S</meta:editing-duration>
    <meta:editing-cycles>1</meta:editing-cycles>
    <meta:document-statistic meta:table-count="0" meta:image-count="0" meta:object-count="0" meta:page-count="11" meta:paragraph-count="123" meta:word-count="2849" meta:character-count="16647" meta:non-whitespace-character-count="13910"/>
    <meta:generator>LibreOffice/6.0.7.3$Linux_X86_64 LibreOffice_project/00m0$Build-3</meta:generator>
  </office:meta>
</office:document-meta>
</file>